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Song Std L" svg:font-family="'Adobe Song Std 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caff" officeooo:paragraph-rsid="0001caff"/>
    </style:style>
    <style:style style:name="P2" style:family="paragraph" style:parent-style-name="Standard">
      <style:text-properties officeooo:rsid="0001caff" officeooo:paragraph-rsid="00050cd7"/>
    </style:style>
    <style:style style:name="T1" style:family="text">
      <style:text-properties officeooo:rsid="0003a6ed"/>
    </style:style>
    <style:style style:name="T2" style:family="text">
      <style:text-properties style:font-name="Adobe Song Std L" fo:font-weight="normal" officeooo:rsid="00003f5e" style:font-name-asian="Adobe Song Std L" style:font-weight-asian="normal" style:font-weight-complex="normal"/>
    </style:style>
    <style:style style:name="T3" style:family="text">
      <style:text-properties style:font-name="Adobe Song Std L" fo:font-weight="normal" officeooo:rsid="00050cd7" style:font-name-asian="Adobe Song Std L" style:font-weight-asian="normal" style:font-weight-complex="normal"/>
    </style:style>
    <style:style style:name="T4" style:family="text">
      <style:text-properties style:font-name="Adobe Song Std L" fo:font-weight="normal" officeooo:rsid="00065f46" style:font-name-asian="Adobe Song Std 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报告人：李丰 中央财经大学统计与数学学院</text:p>
      <text:p text:style-name="P1">题目：MODELING COVARIATE-CONTINGENT CORRELATION AND TAIL-DEPENDENCE WITH COPULAS</text:p>
      <text:p text:style-name="P1"/>
      <text:p text:style-name="P1">报告人简介：李丰2013年博士毕业于斯德哥尔摩大学统计系，主要研究贝叶斯理论。研究兴趣包括统计计算，多元模型，计量经济学与预测方法。</text:p>
      <text:p text:style-name="P1"/>
      <text:p text:style-name="P2">报告简介<text:span text:style-name="T1">：</text:span><text:span text:style-name="T2">Copula模型主要优势是多元模型可以通过边际模型的组合而成。这为更灵活的多元建模提供了更多的选择</text:span><text:span text:style-name="T3">。这个报告中我将简单介绍Copula以及一些相关的性质以及一个具体案例。在实际案例中，</text:span><text:span text:style-name="T2">比如在两个或者多个经济实体中，当一方的经济走势良好时往往伴随这其他的经济实体的相似的现象。但是当一个经济实体突然崩溃（比如股票市场崩盘或者金融危机），如何找到潜在的因素造成基于这一情况使得其他经济实体也出现震荡成为金融领域研究的非常重要的课题。我们将介绍</text:span><text:span text:style-name="T3">如何利用贝叶斯方法估计动态估计这种尾部相关</text:span><text:span text:style-name="T4">。</text:span><text:span text:style-name="T3">该方法也可被广泛的利用在其他领域。</text:span></text:p>
      <text:p text:style-name="P2"/>
      <text:p text:style-name="P2"/>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Adobe Song Std L" svg:font-family="'Adobe Song Std 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dobe Heiti Std 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dobe Heiti Std 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dobe Heiti Std R"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ng Li</meta:initial-creator>
    <meta:creation-date>2013-09-09T21:49:59.222990274</meta:creation-date>
    <dc:date>2013-09-09T22:08:12.172014264</dc:date>
    <dc:creator>Feng Li</dc:creator>
    <meta:editing-duration>PT12M33S</meta:editing-duration>
    <meta:editing-cycles>4</meta:editing-cycles>
    <meta:generator>LibreOffice/4.1.1.2$Linux_X86_64 LibreOffice_project/7e4286b58adc75a14f6d83f53a03b6c11fa2903</meta:generator>
    <meta:document-statistic meta:table-count="0" meta:image-count="0" meta:object-count="0" meta:page-count="1" meta:paragraph-count="4" meta:word-count="345" meta:character-count="428" meta:non-whitespace-character-count="419"/>
  </office:meta>
</office:document-meta>
</file>